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fo:text-align="center" style:justify-single-word="false"/>
    </style:style>
    <style:style style:name="P3" style:family="paragraph" style:parent-style-name="Standard" style:list-style-name="L1">
      <style:paragraph-properties fo:margin-top="0in" fo:margin-bottom="0in" fo:line-height="100%"/>
    </style:style>
    <style:style style:name="P4" style:family="paragraph" style:parent-style-name="Standard" style:list-style-name="L2">
      <style:paragraph-properties fo:margin-top="0in" fo:margin-bottom="0in" fo:line-height="100%"/>
    </style:style>
    <style:style style:name="P5" style:family="paragraph" style:parent-style-name="Standard">
      <style:paragraph-properties fo:margin-top="0in" fo:margin-bottom="0in" fo:line-height="100%"/>
      <style:text-properties fo:font-weight="bold" style:font-weight-asian="bold" style:font-name-complex="Arial2" style:font-weight-complex="bold"/>
    </style:style>
    <style:style style:name="P6" style:family="paragraph" style:parent-style-name="Standard">
      <style:paragraph-properties fo:margin-top="0in" fo:margin-bottom="0in" fo:line-height="100%"/>
      <style:text-properties style:font-name="Verdana" fo:font-weight="bold" style:font-weight-asian="bold" style:font-name-complex="Arial2" style:font-weight-complex="bold"/>
    </style:style>
    <style:style style:name="P7" style:family="paragraph" style:parent-style-name="Standard">
      <style:paragraph-properties fo:margin-left="0.9846in" fo:margin-right="0in" fo:margin-top="0in" fo:margin-bottom="0in" fo:line-height="100%" fo:text-indent="0in" style:auto-text-indent="false"/>
    </style:style>
    <style:style style:name="T1" style:family="text">
      <style:text-properties fo:font-size="22pt" fo:font-weight="bold" style:font-size-asian="22pt" style:font-weight-asian="bold" style:font-name-complex="Arial2" style:font-size-complex="22pt" style:font-weight-complex="bold"/>
    </style:style>
    <style:style style:name="T2" style:family="text">
      <style:text-properties style:font-name="Verdana" fo:font-weight="bold" style:font-weight-asian="bold" style:font-name-complex="Arial2" style:font-weight-complex="bold"/>
    </style:style>
    <style:style style:name="T3" style:family="text">
      <style:text-properties style:font-name="Verdana" style:font-name-complex="Arial2"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AKING THE MOST OF EACH VISIT</text:span></text:p>
      <text:p text:style-name="P5"/>
      <text:p text:style-name="P1"><text:span text:style-name="T2">Client Reminder List</text:span></text:p>
      <text:p text:style-name="P7"><text:span text:style-name="T3">These are some items to have available for your pet sitter:</text:span></text:p>
      <text:p text:style-name="P7"><text:span text:style-name="T3">Can opener</text:span></text:p>
      <text:p text:style-name="P7"><text:span text:style-name="T3">Cleaning supplies</text:span></text:p>
      <text:p text:style-name="P7"><text:span text:style-name="T3">Newspapers</text:span></text:p>
      <text:p text:style-name="P7"><text:span text:style-name="T3">Pet food, treats</text:span></text:p>
      <text:p text:style-name="P7"><text:span text:style-name="T3">Medication</text:span></text:p>
      <text:p text:style-name="P7"><text:span text:style-name="T3">Container for plant watering</text:span></text:p>
      <text:p text:style-name="P7"><text:span text:style-name="T3">Walking leash</text:span></text:p>
      <text:p text:style-name="P7"><text:span text:style-name="T3">Broom and dust pan</text:span></text:p>
      <text:p text:style-name="P7"><text:span text:style-name="T3">Dust Buster or similar sweeper</text:span></text:p>
      <text:p text:style-name="P7"><text:span text:style-name="T3">Paper towels</text:span></text:p>
      <text:p text:style-name="P7"><text:span text:style-name="T3">Garbage bags</text:span></text:p>
      <text:p text:style-name="P7"><text:span text:style-name="T3">Litter and scoop</text:span></text:p>
      <text:p text:style-name="P7"><text:span text:style-name="T3">Utensils, extra set of bowls</text:span></text:p>
      <text:p text:style-name="P7"><text:span text:style-name="T3">Toys</text:span></text:p>
      <text:p text:style-name="P7"><text:span text:style-name="T3">Towel, in case of rain</text:span></text:p>
      <text:p text:style-name="P6"/>
      <text:p text:style-name="P1"><text:span text:style-name="T2">Client Responsibilities</text:span></text:p>
      <text:p text:style-name="P1"><text:span text:style-name="T2"/></text:p>
      <text:list xml:id="list36590831" text:style-name="L1">
        <text:list-item>
          <text:p text:style-name="P3"><text:span text:style-name="T3">To make sure the office has a signed copy of your Contract for Services.<text:line-break/></text:span></text:p>
        </text:list-item>
        <text:list-item>
          <text:p text:style-name="P3"><text:span text:style-name="T3">To advise your Veterinarian that Pampered Pets will be caring for your pet(s) in your absence and to give him/her our phone number. We will provide you with a Medical Authorization in case of emergency.<text:line-break/></text:span></text:p>
        </text:list-item>
        <text:list-item>
          <text:p text:style-name="P3"><text:span text:style-name="T3">To have all your pet(s) inside your home on our first visit so we will know they are secure. Exceptions: dogs in fenced yards or outdoor cats.<text:line-break/></text:span></text:p>
        </text:list-item>
        <text:list-item>
          <text:p text:style-name="P3"><text:span text:style-name="T3">Make sure your pet(s) wear identification.<text:line-break/></text:span></text:p>
        </text:list-item>
        <text:list-item>
          <text:p text:style-name="P3"><text:span text:style-name="T3">To provide ample food, litter, cleaning equipment and other necessary supplies for the extent of the visit. Please have supplies visible.<text:line-break/></text:span></text:p>
        </text:list-item>
        <text:list-item>
          <text:p text:style-name="P3"><text:span text:style-name="T3">To inform Pampered Pets if other people (friends, relatives, etc.) will be checking on your pet(s) or be inside the house.<text:line-break/></text:span></text:p>
        </text:list-item>
        <text:list-item>
          <text:p text:style-name="P3"><text:span text:style-name="T3">To provide accurate information during the initial interview and subsequent visits concerning your pet’s medical background and behavioral habits, including past aggressive behavior.<text:line-break/></text:span></text:p>
        </text:list-item>
        <text:list-item>
          <text:p text:style-name="P3"><text:span text:style-name="T3">To call to confirm that you have arrived home. <text:s/>If we do not hear from you and have access to your home, we will return to care for your pet(s) and you will be charged accordingly.<text:line-break/></text:span><text:soft-page-break/></text:p>
        </text:list-item>
        <text:list-item>
          <text:p text:style-name="P3"><text:span text:style-name="T3">In the rare event that extreme weather prevents a pet sitter from reaching your home, <text:s/>please arrange for a neighbor to have a copy of your house key and information on your pet(s).<text:line-break/></text:span></text:p>
        </text:list-item>
        <text:list-item>
          <text:p text:style-name="P3"><text:span text:style-name="T3">Maintain a flea-free environment. We reserve the right to refuse service to any client whose home is infested with fleas.<text:line-break/></text:span></text:p>
        </text:list-item>
        <text:list-item>
          <text:p text:style-name="P3"><text:span text:style-name="T3">If we are visiting after dark, provide an outdoor and indoor timer on lights so the pet sitter does not have to walk into a dark house.<text:line-break/></text:span></text:p>
        </text:list-item>
        <text:list-item>
          <text:p text:style-name="P3"><text:span text:style-name="T3">12. Take Pampered Pets and your pet sitter’s phone number with you.<text:line-break/></text:span></text:p>
        </text:list-item>
        <text:list-item>
          <text:p text:style-name="P3"><text:span text:style-name="T3">13. Give yourself peace of mind knowing that Pampered Pets will take excellent care of your pet(s)!!<text:line-break/></text:span></text:p>
        </text:list-item>
        <text:list-item>
          <text:p text:style-name="P3"><text:span text:style-name="T3">14. Have Fun!</text:span></text:p>
        </text:list-item>
      </text:list>
      <text:p text:style-name="P6"/>
      <text:p text:style-name="P1"><text:span text:style-name="T2">Pampered Pets Responsibilities</text:span></text:p>
      <text:p text:style-name="P1"><text:span text:style-name="T2"/></text:p>
      <text:list xml:id="list36605561" text:style-name="L2">
        <text:list-item>
          <text:p text:style-name="P4"><text:span text:style-name="T3">Follow the owner’s directions for pet and home care and inform the owner if changes were necessary due to problems. We are not liable for any damage your pet may cause to your property or premises while following your instructions.<text:line-break/></text:span></text:p>
        </text:list-item>
        <text:list-item>
          <text:p text:style-name="P4"><text:span text:style-name="T3">Provide pet sitters who are bonded, insured and trained.<text:line-break/></text:span></text:p>
        </text:list-item>
        <text:list-item>
          <text:p text:style-name="P4"><text:span text:style-name="T3">Maintain cleanliness of pet areas and keep them in the condition in which we find them.<text:line-break/></text:span></text:p>
        </text:list-item>
        <text:list-item>
          <text:p text:style-name="P4"><text:span text:style-name="T3">Monitor any medical changes in your pet(s), take them to the veterinarian if necessary and inform you of the problem.<text:line-break/></text:span></text:p>
        </text:list-item>
        <text:list-item>
          <text:p text:style-name="P4"><text:span text:style-name="T3">Inform the owner of any medical emergencies with the pet(s) or problems with the home. <text:line-break/></text:span></text:p>
        </text:list-item>
        <text:list-item>
          <text:p text:style-name="P4"><text:span text:style-name="T3">Give unconditional love to your pet(s) while you are awa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ick Cagno</meta:initial-creator>
    <meta:creation-date>2012-03-22T16:28:56</meta:creation-date>
    <meta:document-statistic meta:table-count="0" meta:image-count="0" meta:object-count="0" meta:page-count="2" meta:paragraph-count="40" meta:word-count="491" meta:character-count="2799"/>
    <dc:date>2012-03-22T16:49:31.85</dc:date>
    <dc:creator>Rick Cagno</dc:creator>
    <meta:editing-duration>PT00H05M25S</meta:editing-duration>
    <meta:editing-cycles>1</meta:editing-cycles>
    <meta:generator>OpenOffice.org/3.0$Win32 OpenOffice.org_project/300m9$Build-9358</meta:generator>
    <meta:user-defined meta:name="Info 1"/>
    <meta:user-defined meta:name="Info 2"/>
    <meta:user-defined meta:name="Info 3"/>
    <meta:user-defined meta:name="Info 4"/>
  </office:meta>
</office:document-meta>
</file>